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text-properties fo:font-style="italic"/>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break-before="page"/>
    </style:style>
    <style:style style:name="P15" style:family="paragraph" style:parent-style-name="Text_20_body">
      <style:text-properties fo:font-style="italic"/>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4">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646639873" text:style-name="L1">
        <text:list-item>
          <text:p text:style-name="P20">Every CAN header must be unique by construction. Collisions between frames with identical headers do not result in well-defined behavior, and must be avoided by design to avoid intermittent problems.</text:p>
        </text:list-item>
        <text:list-item>
          <text:p text:style-name="P20">CAN does not provide any indicator of which node sent a particular frame. Any node can send any frame, and the receiving nodes have no CAN-provided mechanism for identifying the source.</text:p>
        </text:list-item>
        <text:list-item>
          <text:p text:style-name="P20">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0">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20">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Using a distributed algorithm to determine the value for that ID field prevents needing a single “manager” to provide it, thereby handling item 3.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tandard is silent on the uses for standard CAN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ext:soft-page-break/>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3" text:outline-level="3">Interactions</text:h>
      <text:p text:style-name="Standard">Communications protocols are about more than messages. The protocols must also specify the interactions in which the messages are used.</text:p>
      <text:h text:style-name="Heading_20_4" text:outline-level="4">Transition to Permitted State</text:h>
      <text:p text:style-name="Standard">Note that there is no requirement that this alias be consistent from one run to the next. </text:p>
      <text:h text:style-name="Heading_20_4" text:outline-level="4">Reserving a Node ID Alias</text:h>
      <text:p text:style-name="P9">For example, four CIM frames and a RIM:</text:p>
      <text:p text:style-name="P9">0x1<text:span text:style-name="T13">7</text:span><text:span text:style-name="T12">123</text:span><text:span text:style-name="T11">FED</text:span></text:p>
      <text:p text:style-name="P9">0x1<text:span text:style-name="T13">6</text:span><text:span text:style-name="T12">456</text:span><text:span text:style-name="T11">FED</text:span></text:p>
      <text:p text:style-name="P9">0x1<text:span text:style-name="T13">5</text:span><text:span text:style-name="T12">789</text:span><text:span text:style-name="T11">FED</text:span></text:p>
      <text:p text:style-name="P9">0x1<text:span text:style-name="T13">4</text:span><text:span text:style-name="T12">ABC</text:span><text:span text:style-name="T11">FED</text:span></text:p>
      <text:p text:style-name="P9"><text:soft-page-break/>0x1<text:span text:style-name="T13">0700</text:span><text:span text:style-name="T11">FED</text:span></text:p>
      <text:p text:style-name="Standard">The red nibbles show that these are four CIM and one RIM frames. <text:s/>The blue nibbles are the source ID alias being tested and allocated. The yellow nibbles are the underlying Node ID of the node, in this case 12 34 56 78 9A BC.</text:p>
      <text:p text:style-name="Standard">… MMM is the message sequence number, 0x7 to 0x4 (to give priority to messages later in the process) </text:p>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h text:style-name="Heading_20_4" text:outline-level="4">Node ID Alias validation</text:h>
      <text:p text:style-name="Standard">This is intended for e.g. late arriving nodes, particularly gateways or diagnostic nodes, so they can get an entire map of a single segment.</text:p>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4" text:outline-level="4">Transition to Inhibited State</text:h>
      <text:p text:style-name="Standard">This is a way to release an alias, while informing everybody that the node is no longer reachable.</text:p>
      <text:p text:style-name="Standard">The alias is only released if this node allows some other node to allocate it via CIM/RIM messages. <text:s/>The current node can still hang on to it if desired.</text:p>
      <text:p text:style-name="Standard">Regular nodes won't need to do this. They stay active until this are go instantly offline due to e.g. power-off.</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oft-page-break/><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3" text:outline-level="3">Node ID Alias Generation</text:h>
      <text:p text:style-name="Standard"/>
      <text:p text:style-name="Standard"/>
      <text:h text:style-name="Heading_20_2" text:outline-level="2">OpenLCB Message Format</text:h>
      <text:p text:style-name="Standard">Format selected to allow filtering on destination address.</text:p>
      <text:p text:style-name="Standard"/>
      <text:p text:style-name="Standard"/>
      <text:p text:style-name="Standard"/>
      <text:h text:style-name="Heading_20_1" text:outline-level="1">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ext:soft-page-break/>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text:soft-page-break/>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178935619" text:style-name="L2">
        <text:list-item>
          <text:p text:style-name="P21">Smaller (fewer bits) allows more payload and/or simpler coding of other parts of messages. </text:p>
        </text:list-item>
        <text:list-item>
          <text:p text:style-name="P21">Larger allows more unique nodes to be accessed.</text:p>
        </text:list-item>
      </text:list>
      <text:p text:style-name="Standard">Issues</text:p>
      <text:p text:style-name="Standard">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text:soft-page-break/>(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
      <text:p text:style-name="Standard"/>
      <text:p text:style-name="Standard"/>
      <text:p text:style-name="Standard">Discuss the use of repeaters, bridges and gateways w.r.t. Timing; ref physical layer. Possibility of reordering.</text:p>
      <text:p text:style-name="Standard"/>
      <text:list xml:id="list618191730" text:style-name="L3">
        <text:list-item>
          <text:p text:style-name="P22">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14">From Node ID Alias Allocation Algorithm doc</text:p>
      <text:p text:style-name="Standard"><text:soft-page-break/>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146870921" text:style-name="L4">
        <text:list-item>
          <text:p text:style-name="P23">Must not require any user intervention. </text:p>
        </text:list-item>
        <text:list-item>
          <text:p text:style-name="P23">Must be possible to map the assigned alias to a Node Sequence Number and vice-versa.</text:p>
        </text:list-item>
        <text:list-item>
          <text:p text:style-name="P23">It is not required to come up with the same alias every time a node or segment is powered up. </text:p>
        </text:list-item>
        <text:list-item>
          <text:p text:style-name="P23">Must always converge to an alias, regardless of when or in what order nodes come up. </text:p>
        </text:list-item>
        <text:list-item>
          <text:p text:style-name="P23">Another node watching the process must be able to monitor how the decision was reached and what the result was. </text:p>
        </text:list-item>
        <text:list-item>
          <text:p text:style-name="P23">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725207841" text:style-name="L5">
        <text:list-item>
          <text:p text:style-name="P24">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4">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2">(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1">(Take some from physical layer doc)</text:p>
      <text:p text:style-name="P13">“A 48-Bit Pseudo-Random Number Generator”, Heidi G. Kuehn, Communications of the ACM, Volume 4, Issue 8 (August 1961), pages 350-352.</text:p>
      <text:p text:style-name="P13">Sections of Etschberger book</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2</text:p>
          <text:p text:style-name="P17"><text:s/>2.1 Introduction<text:tab/>2</text:p>
          <text:p text:style-name="P17"><text:s/>2.2 Intended Use<text:tab/>2</text:p>
          <text:p text:style-name="P17"><text:s/>2.3 References and Context<text:tab/>2</text:p>
          <text:p text:style-name="P17"><text:s/>2.4 Frame Format<text:tab/>2</text:p>
          <text:p text:style-name="P17"><text:s/>2.5 States<text:tab/>3</text:p>
          <text:p text:style-name="P17"><text:soft-page-break/><text:s/>2.6 Control Message Format<text:tab/>3</text:p>
          <text:p text:style-name="P18"><text:s/>2.6.1 Interactions<text:tab/>3</text:p>
          <text:p text:style-name="P19"><text:s/>2.6.1.1 Transition to Permitted State<text:tab/>3</text:p>
          <text:p text:style-name="P19"><text:s/>2.6.1.2 Reserving a Node ID Alias<text:tab/>3</text:p>
          <text:p text:style-name="P19"><text:s/>2.6.1.3 Node ID Alias validation<text:tab/>4</text:p>
          <text:p text:style-name="P19"><text:s/>2.6.1.4 Transition to Inhibited State<text:tab/>4</text:p>
          <text:p text:style-name="P18"><text:s/>2.6.2 Node ID Alias Generation<text:tab/>5</text:p>
          <text:p text:style-name="P17"><text:s/>2.7 OpenLCB Message Format<text:tab/>5</text:p>
          <text:p text:style-name="P16"><text:s/>3 Load-Related Frame Synchronization<text:tab/>5</text:p>
          <text:p text:style-name="P16"><text:s/>4 Throughput and Temporarily Deaf Nodes<text:tab/>6</text:p>
          <text:p text:style-name="P16"><text:s/>5 On the choice of a 12-bit alias length<text:tab/>7</text:p>
          <text:p text:style-name="P16"><text:s/>6 CAN Controller Filters<text:tab/>13</text:p>
          <text:p text:style-name="P16"><text:s/>7 Additional Referenc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116" text:date-value="2010-10-14T08:43:23">10/1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4"><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4T08:43:23">Oct 14,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116" text:date-value="2010-10-14T08:43:23">10/14/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102</meta:editing-cycles>
    <meta:editing-duration>PT15H35M06S</meta:editing-duration>
    <meta:generator>OpenOffice.org/3.2$Unix OpenOffice.org_project/320m18$Build-9502</meta:generator>
    <dc:date>2010-10-14T08:43:23</dc:date>
    <dc:creator>Bob Jacobsen</dc:creator>
    <meta:keyword>OpenLCB-CANFrame Transfer</meta:keyword>
    <meta:document-statistic meta:table-count="3" meta:image-count="1" meta:object-count="0" meta:page-count="14" meta:paragraph-count="215" meta:word-count="4807" meta:character-count="28080"/>
    <meta:user-defined meta:name="Info 1"/>
    <meta:user-defined meta:name="Info 2"/>
    <meta:user-defined meta:name="Info 3"/>
    <meta:user-defined meta:name="Info 4"/>
  </office:meta>
</office:document-meta>
</file>